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officeooo:rsid="00049fd3" officeooo:paragraph-rsid="00049fd3"/>
    </style:style>
    <style:style style:name="P3" style:family="paragraph" style:parent-style-name="Text_20_body" style:list-style-name="L1">
      <style:text-properties officeooo:rsid="0009597e" officeooo:paragraph-rsid="0009597e"/>
    </style:style>
    <style:style style:name="P4" style:family="paragraph" style:parent-style-name="Text_20_body" style:list-style-name="L1">
      <style:text-properties officeooo:rsid="000ded1e" officeooo:paragraph-rsid="000ded1e"/>
    </style:style>
    <style:style style:name="T1" style:family="text">
      <style:text-properties fo:font-variant="small-caps"/>
    </style:style>
    <style:style style:name="T2" style:family="text">
      <style:text-properties officeooo:rsid="000558de"/>
    </style:style>
    <style:style style:name="T3" style:family="text">
      <style:text-properties officeooo:rsid="000b262a"/>
    </style:style>
    <style:style style:name="T4" style:family="text">
      <style:text-properties officeooo:rsid="0011c44a"/>
    </style:style>
    <style:style style:name="T5" style:family="text">
      <style:text-properties officeooo:rsid="0015274d"/>
    </style:style>
    <style:style style:name="T6" style:family="text">
      <style:text-properties officeooo:rsid="001918a1"/>
    </style:style>
    <style:style style:name="T7" style:family="text">
      <style:text-properties officeooo:rsid="001b0377"/>
    </style:style>
    <style:style style:name="T8" style:family="text">
      <style:text-properties officeooo:rsid="001ed82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Leviticus 22:1-33</text:h>
      <text:h text:style-name="Heading_20_2" text:outline-level="2"><text:bookmark text:name="en-GNT-3302"/>The Holiness of the Offerings</text:h>
      <text:list xml:id="list1456554160" text:style-name="L1">
        <text:list-item>
          <text:p text:style-name="P1">The <text:span text:style-name="T1">Lord</text:span> commanded Moses to tell Aaron and his sons, “You must not bring disgrace on my holy name, so treat with respect the sacred offerings that the people of Israel dedicate to me. I am the <text:span text:style-name="T1">Lord</text:span>. If any of your descendants, while he is ritually unclean, comes near the sacred offerings which the people of Israel have dedicated to me, he can never again serve at the altar. This applies for all time to come. I am the <text:span text:style-name="T1">Lord</text:span>. “None of the descendants of Aaron who has a dreaded skin disease or a discharge may eat any of the sacred offerings until he is ritually clean. Any priest is unclean if he touches anything which is unclean through contact with a corpse or if he has an emission of semen or if he has touched an unclean animal or person. Any priest who becomes unclean remains unclean until evening, and even then he may not eat any of the sacred offerings until he has taken a bath. After the sun sets he is clean, and then he may eat the sacred offerings, which are his food. He shall not eat the meat of any animal that has died a natural death or has been killed by wild animals; it will make him unclean. I am the <text:span text:style-name="T1">Lord</text:span>. “All priests shall observe the regulations that I have given. Otherwise, they will become guilty and die, because they have disobeyed the sacred regulations. I am the <text:span text:style-name="T1">Lord</text:span> and I make them holy.<text:bookmark text:name="en-GNT-3311"/> “Only a member of a priestly family may eat any of the sacred offerings; no one else may eat them—not even someone staying with a priest or hired by him. <text:bookmark text:name="en-GNT-3312"/>But a priest's slaves, bought with his own money or born in his home, may eat the food the priest receives. <text:bookmark text:name="en-GNT-3313"/>A priest's daughter who marries someone who is not a priest may not eat any of the sacred offerings. <text:bookmark text:name="en-GNT-3314"/>But a widowed or divorced daughter who has no children and who has returned to live in her father's house as a dependent may eat the food her father receives as a priest. Only a member of a priestly family may eat any of it.<text:bookmark text:name="en-GNT-3315"/> “If any people who are not members of a priestly family eat any of the sacred offerings without intending to, they must repay the priest its full value plus an additional 20 percent. <text:bookmark text:name="en-GNT-3316"/>The priests shall not profane the sacred offerings <text:bookmark text:name="en-GNT-3317"/>by letting any unauthorized people eat them; this would bring guilt and punishment on such people. I am the <text:span text:style-name="T1">Lord</text:span> and I make the offerings holy.”<text:bookmark text:name="en-GNT-3318"/> The <text:span text:style-name="T1">Lord</text:span> commanded Moses <text:bookmark text:name="en-GNT-3319"/>to give Aaron and his sons and all the people of Israel the following regulations. When any Israelite or any foreigner living in Israel presents a burnt offering, whether as fulfillment of a vow or as a freewill offering, the animal must not have any defects. <text:bookmark text:name="en-GNT-3320"/>To be accepted, it must be a male without any defects. <text:bookmark text:name="en-GNT-3321"/>If you offer any animal that has any defects, the <text:span text:style-name="T1">Lord</text:span> will not accept it. <text:bookmark text:name="en-GNT-3322"/>When anyone presents a fellowship offering to the <text:span text:style-name="T1">Lord</text:span>, whether as fulfillment of a vow or as a freewill offering, the animal must be without any defects if it is to be accepted. <text:bookmark text:name="en-GNT-3323"/>Do not offer to the <text:span text:style-name="T1">Lord</text:span> any animal that is blind or crippled or mutilated, or that has a running sore or a skin eruption or scabs. Do not offer any such animals on the altar as a food offering. <text:bookmark text:name="en-GNT-3324"/>As a freewill offering you may offer an animal that is stunted or not perfectly formed, but it is not acceptable in fulfillment of a vow. <text:bookmark text:name="en-GNT-3325"/>Do not offer to the <text:span text:style-name="T1">Lord</text:span> any animal whose testicles have been crushed, cut, bruised, or torn off. This is not permitted in your land.<text:bookmark text:name="en-GNT-3326"/> Do not offer as a food offering any animal obtained from a foreigner. Such animals are considered defective and are not acceptable.<text:bookmark text:name="en-GNT-3327"/> When a calf or a lamb or a kid is born, it must not be taken from its mother for seven days, but after that it is acceptable as a food offering.<text:bookmark text:name="en-GNT-3328"/> Do not sacrifice a cow and its calf or a sheep and its lamb or a goat and its kid on the same day.<text:bookmark text:name="en-GNT-3329"/> <text:soft-page-break/>When you offer a sacrifice of thanksgiving to the <text:span text:style-name="T1">Lord</text:span>, follow the rules so that you will be accepted; <text:bookmark text:name="en-GNT-3330"/>eat it the same day and leave none of it until the next morning.<text:bookmark text:name="en-GNT-3331"/> The <text:span text:style-name="T1">Lord</text:span> said, “Obey my commands; I am the <text:span text:style-name="T1">Lord</text:span>. <text:bookmark text:name="en-GNT-3332"/>Do not bring disgrace on my holy name; all the people of Israel must acknowledge me to be holy. I am the <text:span text:style-name="T1">Lord</text:span> and I make you holy; <text:bookmark text:name="en-GNT-3333"/>and I brought you out of Egypt to become your God. I am the <text:span text:style-name="T1">Lord</text:span>.”</text:p>
        </text:list-item>
        <text:list-item>
          <text:p text:style-name="P2">There is repetition of the the phrase, “I am the Lord” and “I am the Lord and I make them holy”. The repetion serves as a reminder to the people that God is the Lord. I think it also serves to remind the priesthood that despite their authourity God is still the Lord. It also serves to remind the people that all things are sacred and holy because of the Lord. <text:span text:style-name="T2">This message still resonates today, God is the Lord and nothing is possible or exists without him.</text:span></text:p>
        </text:list-item>
        <text:list-item>
          <text:p text:style-name="P3">The main message was to the Aaronite priesthood, the Lord was telling them to treat with respect the offering to the Lord. The offerings were <text:span text:style-name="T6">not </text:span>to be handled by any unclean member of the priesthood <text:span text:style-name="T7">(</text:span>the unclean were defined above<text:span text:style-name="T7">)</text:span>. The offerings were not to be eaten by any members of the priesthood who were unclean and also anyone who was not a member of the priesthood <text:span text:style-name="T3">(it was fully explained in the passage).</text:span></text:p>
        </text:list-item>
        <text:list-item>
          <text:p text:style-name="P4">The offerings to the Lord had to be perfect otherwise they would be rejected. <text:span text:style-name="T4">Any animal with defects were not acceptable as offerings. </text:span><text:span text:style-name="T5">The description of the unworthy animals </text:span><text:span text:style-name="T8">a</text:span><text:span text:style-name="T5">re given in the passage above.</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06T08:27:13.835755492</meta:creation-date>
    <dc:date>2022-04-08T07:28:03.064636337</dc:date>
    <meta:editing-duration>PT39M58S</meta:editing-duration>
    <meta:editing-cycles>14</meta:editing-cycles>
    <meta:generator>LibreOffice/6.4.7.2$Linux_X86_64 LibreOffice_project/40$Build-2</meta:generator>
    <meta:document-statistic meta:table-count="0" meta:image-count="0" meta:object-count="0" meta:page-count="2" meta:paragraph-count="6" meta:word-count="1008" meta:character-count="5276" meta:non-whitespace-character-count="4279"/>
  </office:meta>
</office:document-meta>
</file>